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E0000018523C380ECA2A78C6A.png" manifest:media-type="image/png"/>
  <manifest:file-entry manifest:full-path="Pictures/100002010000034F00000124CDF4B158BEE06165.png" manifest:media-type="image/png"/>
  <manifest:file-entry manifest:full-path="Pictures/100002010000020700000180336ECFE662127826.png" manifest:media-type="image/png"/>
  <manifest:file-entry manifest:full-path="Pictures/10000201000001F300000182B7797B40AE97BA85.png" manifest:media-type="image/png"/>
  <manifest:file-entry manifest:full-path="Pictures/10000201000002070000018052C7ED2A8FBCCE2E.png" manifest:media-type="image/png"/>
  <manifest:file-entry manifest:full-path="Pictures/10000201000001EE0000010C686B864B7AF2C389.png" manifest:media-type="image/png"/>
  <manifest:file-entry manifest:full-path="Pictures/100002010000017600000169B22F324A818495B0.png" manifest:media-type="image/png"/>
  <manifest:file-entry manifest:full-path="Pictures/10000201000003510000034C298D8BDFA9DDF350.png" manifest:media-type="image/png"/>
  <manifest:file-entry manifest:full-path="Pictures/10000201000001EE000000F8AA3E0986DF980AE4.png" manifest:media-type="image/png"/>
  <manifest:file-entry manifest:full-path="Pictures/100002010000022E00000185832924F1F6C306E0.png" manifest:media-type="image/png"/>
  <manifest:file-entry manifest:full-path="Pictures/10000201000001EE000000EC54F4061E1C1C2A0C.png" manifest:media-type="image/png"/>
  <manifest:file-entry manifest:full-path="Pictures/10000201000001EE0000010C5FE301EA327028C7.png" manifest:media-type="image/png"/>
  <manifest:file-entry manifest:full-path="Pictures/1000020100000178000001669663EB09F9802A95.png" manifest:media-type="image/png"/>
  <manifest:file-entry manifest:full-path="Pictures/10000201000004740000017328537C3897E05F5A.png" manifest:media-type="image/png"/>
  <manifest:file-entry manifest:full-path="Pictures/100002010000022E00000185F90A7FB894CDA2C6.png" manifest:media-type="image/png"/>
  <manifest:file-entry manifest:full-path="Pictures/100002010000047400000173A29A341CDEBB1BCE.png" manifest:media-type="image/png"/>
  <manifest:file-entry manifest:full-path="Pictures/10000201000001880000017B528669BBE6C51B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/>
    </style:style>
    <style:style style:name="P2" style:family="paragraph" style:parent-style-name="Standard">
      <style:paragraph-properties fo:margin-top="0in" fo:margin-bottom="0.1965in" loext:contextual-spacing="false"/>
    </style:style>
    <style:style style:name="P3" style:family="paragraph" style:parent-style-name="Text_20_body">
      <style:paragraph-properties fo:margin-top="0in" fo:margin-bottom="0in" loext:contextual-spacing="false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2" text:anchor-type="as-char" svg:width="4.0102in" svg:height="3.9866in" draw:z-index="0"><draw:image xlink:href="Pictures/10000201000003510000034C298D8BDFA9DDF350.png" xlink:type="simple" xlink:show="embed" xlink:actuate="onLoad" loext:mime-type="image/png"/></draw:frame></text:p>
      <text:p text:style-name="P1"/>
      <text:p text:style-name="Standard"><draw:frame draw:style-name="fr2" draw:name="Image4" text:anchor-type="as-char" svg:width="5.198in" svg:height="4.0209in" draw:z-index="1"><draw:image xlink:href="Pictures/10000201000001F300000182B7797B40AE97BA85.png" xlink:type="simple" xlink:show="embed" xlink:actuate="onLoad" loext:mime-type="image/png"/></draw:frame></text:p>
      <text:p text:style-name="Standard"><text:soft-page-break/><draw:frame draw:style-name="fr2" draw:name="Image5" text:anchor-type="as-char" svg:width="5.4063in" svg:height="4in" draw:z-index="2"><draw:image xlink:href="Pictures/10000201000002070000018052C7ED2A8FBCCE2E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6" text:anchor-type="as-char" svg:width="5.4063in" svg:height="4in" draw:z-index="3"><draw:image xlink:href="Pictures/100002010000020700000180336ECFE662127826.png" xlink:type="simple" xlink:show="embed" xlink:actuate="onLoad" loext:mime-type="image/png"/></draw:frame></text:p>
      <text:p text:style-name="P1"><text:soft-page-break/><draw:frame draw:style-name="fr2" draw:name="Image7" text:anchor-type="as-char" svg:width="5.1457in" svg:height="2.7917in" draw:z-index="4"><draw:image xlink:href="Pictures/10000201000001EE0000010C686B864B7AF2C389.png" xlink:type="simple" xlink:show="embed" xlink:actuate="onLoad" loext:mime-type="image/png"/></draw:frame></text:p>
      <text:p text:style-name="P1"><draw:frame draw:style-name="fr2" draw:name="Image8" text:anchor-type="as-char" svg:width="5.1457in" svg:height="2.7917in" draw:z-index="5"><draw:image xlink:href="Pictures/10000201000001EE0000010C5FE301EA327028C7.png" xlink:type="simple" xlink:show="embed" xlink:actuate="onLoad" loext:mime-type="image/png"/></draw:frame></text:p>
      <text:p text:style-name="P1"><draw:frame draw:style-name="fr2" draw:name="Image9" text:anchor-type="as-char" svg:width="5.1457in" svg:height="2.5835in" draw:z-index="7"><draw:image xlink:href="Pictures/10000201000001EE000000F8AA3E0986DF980AE4.png" xlink:type="simple" xlink:show="embed" xlink:actuate="onLoad" loext:mime-type="image/png"/></draw:frame></text:p>
      <text:p text:style-name="P1"/>
      <text:p text:style-name="P3"><text:soft-page-break/><draw:frame draw:style-name="fr2" draw:name="Image10" text:anchor-type="as-char" svg:width="5.1457in" svg:height="2.4583in" draw:z-index="6"><draw:image xlink:href="Pictures/10000201000001EE000000EC54F4061E1C1C2A0C.png" xlink:type="simple" xlink:show="embed" xlink:actuate="onLoad" loext:mime-type="image/png"/></draw:frame></text:p>
      <text:p text:style-name="Horizontal_20_Line"/>
      <text:p text:style-name="P4"/>
      <text:p text:style-name="Standard"><draw:frame draw:style-name="fr2" draw:name="Image11" text:anchor-type="as-char" svg:width="3.9165in" svg:height="3.7291in" draw:z-index="8"><draw:image xlink:href="Pictures/1000020100000178000001669663EB09F9802A95.png" xlink:type="simple" xlink:show="embed" xlink:actuate="onLoad" loext:mime-type="image/png"/></draw:frame></text:p>
      <text:p text:style-name="Standard"/>
      <text:p text:style-name="Standard"><text:soft-page-break/><draw:frame draw:style-name="fr2" draw:name="Image12" text:anchor-type="as-char" svg:width="8.8228in" svg:height="3.0417in" draw:z-index="9"><draw:image xlink:href="Pictures/100002010000034F00000124CDF4B158BEE06165.png" xlink:type="simple" xlink:show="embed" xlink:actuate="onLoad" loext:mime-type="image/png"/></draw:frame></text:p>
      <text:p text:style-name="Standard"/>
      <text:p text:style-name="Standard"><draw:frame draw:style-name="fr2" draw:name="Image13" text:anchor-type="as-char" svg:width="5.8126in" svg:height="4.052in" draw:z-index="11"><draw:image xlink:href="Pictures/100002010000022E00000185832924F1F6C306E0.png" xlink:type="simple" xlink:show="embed" xlink:actuate="onLoad" loext:mime-type="image/png"/></draw:frame></text:p>
      <text:p text:style-name="P1"><text:soft-page-break/><draw:frame draw:style-name="fr2" draw:name="Image14" text:anchor-type="as-char" svg:width="11.8752in" svg:height="3.8646in" draw:z-index="10"><draw:image xlink:href="Pictures/10000201000004740000017328537C3897E05F5A.png" xlink:type="simple" xlink:show="embed" xlink:actuate="onLoad" loext:mime-type="image/png"/></draw:frame></text:p>
      <text:p text:style-name="Text_20_body"><text:bookmark text:name="Find-half-light-(effective)-radius"/></text:p>
      <text:p text:style-name="Standard"><draw:frame draw:style-name="fr2" draw:name="Image15" text:anchor-type="as-char" svg:width="5.8126in" svg:height="4.052in" draw:z-index="13"><draw:image xlink:href="Pictures/100002010000022E00000185F90A7FB894CDA2C6.png" xlink:type="simple" xlink:show="embed" xlink:actuate="onLoad" loext:mime-type="image/png"/></draw:frame></text:p>
      <text:p text:style-name="Standard"><text:soft-page-break/><draw:frame draw:style-name="fr2" draw:name="Image16" text:anchor-type="as-char" svg:width="11.8752in" svg:height="3.8646in" draw:z-index="12"><draw:image xlink:href="Pictures/100002010000047400000173A29A341CDEBB1BCE.png" xlink:type="simple" xlink:show="embed" xlink:actuate="onLoad" loext:mime-type="image/png"/></draw:frame></text:p>
      <text:p text:style-name="Standard"/>
      <text:p text:style-name="Standard"><draw:frame draw:style-name="fr2" draw:name="Image17" text:anchor-type="as-char" svg:width="4.0835in" svg:height="3.948in" draw:z-index="14"><draw:image xlink:href="Pictures/10000201000001880000017B528669BBE6C51B75.png" xlink:type="simple" xlink:show="embed" xlink:actuate="onLoad" loext:mime-type="image/png"/></draw:frame></text:p>
      <text:p text:style-name="Standard"/>
      <text:p text:style-name="P1"><text:soft-page-break/><draw:frame draw:style-name="fr2" draw:name="Image18" text:anchor-type="as-char" svg:width="3.8957in" svg:height="3.7602in" draw:z-index="15"><draw:image xlink:href="Pictures/100002010000017600000169B22F324A818495B0.png" xlink:type="simple" xlink:show="embed" xlink:actuate="onLoad" loext:mime-type="image/png"/></draw:frame></text:p>
      <text:p text:style-name="P1"><draw:frame draw:style-name="fr2" draw:name="Image19" text:anchor-type="as-char" svg:width="5.8126in" svg:height="4.052in" draw:z-index="16"><draw:image xlink:href="Pictures/100002010000022E0000018523C380ECA2A78C6A.png" xlink:type="simple" xlink:show="embed" xlink:actuate="onLoad" loext:mime-type="image/png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7T08:53:18.976899588</meta:creation-date>
    <meta:editing-duration>PT8H38M58S</meta:editing-duration>
    <meta:editing-cycles>5</meta:editing-cycles>
    <meta:generator>LibreOffice/6.0.7.3$Linux_X86_64 LibreOffice_project/00m0$Build-3</meta:generator>
    <dc:date>2022-06-27T17:42:27.445399160</dc:date>
    <meta:document-statistic meta:table-count="0" meta:image-count="17" meta:object-count="0" meta:page-count="8" meta:paragraph-count="17" meta:word-count="0" meta:character-count="0" meta:non-whitespace-character-count="0"/>
  </office:meta>
</office:document-meta>
</file>